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494cm" fo:margin-bottom="0cm" loext:contextual-spacing="false"/>
    </style:style>
    <style:style style:name="P2" style:family="paragraph" style:parent-style-name="Normal_20__28_Web_29_">
      <style:paragraph-properties fo:margin-top="0.494cm" fo:margin-bottom="0cm" loext:contextual-spacing="false" fo:text-align="center" style:justify-single-word="false"/>
    </style:style>
    <style:style style:name="P3" style:family="paragraph" style:parent-style-name="Normal_20__28_Web_29_" style:master-page-name="Standard">
      <style:paragraph-properties fo:margin-top="0.494cm" fo:margin-bottom="0cm" loext:contextual-spacing="false" style:page-number="auto"/>
      <style:text-properties fo:font-size="14pt" style:font-size-asian="14pt"/>
    </style:style>
    <style:style style:name="P4" style:family="paragraph" style:parent-style-name="Standard">
      <style:paragraph-properties>
        <style:tab-stops>
          <style:tab-stop style:position="3.104cm"/>
        </style:tab-stops>
      </style:paragraph-properties>
    </style:style>
    <style:style style:name="T1" style:family="text">
      <style:text-properties fo:font-size="18pt" style:text-underline-style="solid" style:text-underline-width="auto" style:text-underline-color="font-color" style:font-size-asian="18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fe7ff" style:font-size-asian="14pt"/>
    </style:style>
    <style:style style:name="T4" style:family="text">
      <style:text-properties fo:font-size="14pt" officeooo:rsid="002053e6" style:font-size-asian="14pt"/>
    </style:style>
    <style:style style:name="T5" style:family="text">
      <style:text-properties fo:font-size="14pt" officeooo:rsid="0020eb80" style:font-size-asian="14pt"/>
    </style:style>
    <style:style style:name="T6" style:family="text">
      <style:text-properties fo:font-size="14pt" officeooo:rsid="00228184" style:font-size-asian="14pt"/>
    </style:style>
    <style:style style:name="T7" style:family="text">
      <style:text-properties fo:font-size="14pt" officeooo:rsid="0024c41b" style:font-size-asian="14pt"/>
    </style:style>
    <style:style style:name="T8" style:family="text">
      <style:text-properties fo:font-size="14pt" officeooo:rsid="00266ec3" style:font-size-asian="14pt"/>
    </style:style>
    <style:style style:name="T9" style:family="text">
      <style:text-properties fo:font-size="14pt" officeooo:rsid="002859aa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Explication du modèle conceptuel de données</text:span></text:p>
      <text:p text:style-name="P1"><text:span text:style-name="T2">Nous avons créé un modèle conceptuel de données afin de répondre de la meilleure des manières, aux choix que veulent faire l’entreprise POMPAI</text:span><text:span text:style-name="T8">R.</text:span><text:span text:style-name="T2"> </text:span><text:span text:style-name="T9">N</text:span><text:span text:style-name="T2">ous avons donc créer une entité pour chaque demande faite par l’entreprise.</text:span></text:p>
      <text:p text:style-name="P1"><text:span text:style-name="T2">L’entreprise POMPAIR veulent retrouver facilement le type de pompe à chaleur ainsi que la marque utilis</text:span><text:span text:style-name="T4">ée</text:span><text:span text:style-name="T2"> dans le but de savoir facilement quelle pompe à chaleur appartient à quel client. C’est pour cela que nous avons créer l’entité Pompe qui sera la principale entité de notre mcd. Nous avons donc choisi de lier l’entité </text:span><text:span text:style-name="T5">P</text:span><text:span text:style-name="T2">ompe avec l’entité </text:span><text:span text:style-name="T5">C</text:span><text:span text:style-name="T2">lient par le biais de l’association « Possède » on peut donc facilement retrouver la pompe utiliser par le client. </text:span><text:span text:style-name="T6">L</text:span><text:span text:style-name="T2">es cardinalités sont 1.1 car le client possède une seul</text:span><text:span text:style-name="T3">e</text:span><text:span text:style-name="T2"> et unique pompe et 1.n car la même pompe peut être </text:span><text:span text:style-name="T4">en possession</text:span><text:span text:style-name="T2"> </text:span><text:span text:style-name="T4">de plusieurs clients</text:span><text:span text:style-name="T2">.</text:span></text:p>
      <text:p text:style-name="P1"><text:span text:style-name="T2">Pour connaître le modèle de la pompe utilis</text:span><text:span text:style-name="T7">é</text:span><text:span text:style-name="T2"> par le client nous avons créer l’entité Modèle reli</text:span><text:span text:style-name="T7">é</text:span><text:span text:style-name="T2"> à l’entité Pompe par l’association « classé » ayant pour cardinalité 1.1 car une pompe est classée par un seul modèle et 0.n car il peut y avoir zéro ou plusieurs pompes ayant le même modèle.</text:span></text:p>
      <text:p text:style-name="P1"><text:span text:style-name="T2"><text:s/>L’entreprise voulait aussi savoir quel employé avait fait qu</text:span><text:span text:style-name="T7">oi</text:span><text:span text:style-name="T2"> sur quelle pompe à chaleur. L’entité Pompe étant créée, il ne nous reste plus que l’entité Employé à créer ainsi que l’association entre les deux qui est « agit » qui </text:span><text:span text:style-name="T7">a</text:span><text:span text:style-name="T2"> comme cardinalité 1.1 car l’employ</text:span><text:span text:style-name="T7">é</text:span><text:span text:style-name="T2"> agit sur une pompe et 1.n car une pompe peut être manipulée par </text:span><text:span text:style-name="T7">un</text:span><text:span text:style-name="T2"> ou plusieurs employ</text:span><text:span text:style-name="T7">és</text:span><text:span text:style-name="T2">.</text:span></text:p>
      <text:p text:style-name="P1"><text:span text:style-name="T2">Pour savoir pourquoi l’employ</text:span><text:span text:style-name="T7">é</text:span><text:span text:style-name="T2"> doit intervenir nous avons créer </text:span><text:span text:style-name="T7">l</text:span><text:span text:style-name="T2">’entité </text:span><text:span text:style-name="T7">I</text:span><text:span text:style-name="T2">ntervention qui est </text:span><text:span text:style-name="T7">liée avec</text:span><text:span text:style-name="T2"> l’entité Pompe par l’association « nécessite » avec une cardinalité 1.n car une intervention nécessite </text:span><text:span text:style-name="T7">une</text:span><text:span text:style-name="T2"> ou plusieurs intervention</text:span><text:span text:style-name="T7">s</text:span><text:span text:style-name="T2"> et l’intervention nécessite aussi </text:span><text:span text:style-name="T7">une</text:span><text:span text:style-name="T2"> ou plusieurs pompe</text:span><text:span text:style-name="T7">s</text:span><text:span text:style-name="T2"> </text:span><text:span text:style-name="T7">d’où</text:span><text:span text:style-name="T2"> l’autre cardinalité à 1.n.</text:span></text:p>
      <text:p text:style-name="P1"><text:span text:style-name="T2">Il y a ensuite le type d’intervention que l’employer va faire sur la pompe. </text:span><text:span text:style-name="T7">N</text:span><text:span text:style-name="T2">ous avons donc créer l’entité Type_intervention qui est relier à l’entité Intervention par l’association « Définit » et qui </text:span><text:span text:style-name="T7">a</text:span><text:span text:style-name="T2"> comme cardinalité 1.1 car l’intervention est définie par un seul type d’intervention (changement de pompe, réparation ...) et 0.n car il peut y avoir zéro ou plusieurs interventions.</text:span><text:bookmark text:name="_GoBack"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de Microsoft Office</meta:initial-creator>
    <meta:editing-cycles>13</meta:editing-cycles>
    <meta:creation-date>2021-11-04T16:33:00</meta:creation-date>
    <dc:date>2021-11-04T18:14:32.644000000</dc:date>
    <meta:editing-duration>PT32M23S</meta:editing-duration>
    <meta:generator>LibreOffice/6.0.6.2$Windows_X86_64 LibreOffice_project/0c292870b25a325b5ed35f6b45599d2ea4458e77</meta:generator>
    <meta:document-statistic meta:table-count="0" meta:image-count="0" meta:object-count="0" meta:page-count="1" meta:paragraph-count="8" meta:word-count="369" meta:character-count="2228" meta:non-whitespace-character-count="18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